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bullet text:level="2" text:style-name="WW_CharLFO2LVL2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</text:list-style>
    <style:style style:name="P1" style:parent-style-name="Titre2" style:master-page-name="MP0" style:family="paragraph">
      <style:paragraph-properties fo:break-before="page" fo:text-align="justify" fo:margin-top="0in" fo:margin-bottom="0in"/>
      <style:text-properties style:font-name="Calibri" style:font-name-complex="Calibri" fo:color="#EE0000"/>
    </style:style>
    <style:style style:name="P2" style:parent-style-name="Normal" style:family="paragraph">
      <style:paragraph-properties fo:margin-bottom="0in"/>
      <style:text-properties style:font-name-complex="Calibri"/>
    </style:style>
    <style:style style:name="P3" style:parent-style-name="Normal" style:family="paragraph">
      <style:paragraph-properties fo:text-align="justify"/>
      <style:text-properties style:font-name-complex="Calibri"/>
    </style:style>
    <style:style style:name="P4" style:parent-style-name="Normal" style:family="paragraph">
      <style:paragraph-properties fo:text-align="justify"/>
      <style:text-properties style:font-name-complex="Calibri"/>
    </style:style>
    <style:style style:name="P5" style:parent-style-name="Titre3" style:family="paragraph">
      <style:paragraph-properties fo:margin-top="0in" fo:margin-bottom="0in" fo:line-height="150%"/>
      <style:text-properties style:font-name-complex="Calibri"/>
    </style:style>
    <style:style style:name="P6" style:parent-style-name="Normal" style:family="paragraph">
      <style:paragraph-properties fo:text-align="justify" fo:margin-bottom="0in"/>
      <style:text-properties style:font-name-complex="Calibri"/>
    </style:style>
    <style:style style:name="P7" style:parent-style-name="Paragraphedeliste" style:list-style-name="LFO1" style:family="paragraph">
      <style:paragraph-properties fo:text-align="justify" fo:margin-bottom="0in"/>
      <style:text-properties style:font-name-complex="Calibri"/>
    </style:style>
    <style:style style:name="P8" style:parent-style-name="Paragraphedeliste" style:list-style-name="LFO1" style:family="paragraph">
      <style:paragraph-properties fo:text-align="justify"/>
      <style:text-properties style:font-name-complex="Calibri"/>
    </style:style>
    <style:style style:name="P9" style:parent-style-name="Normal" style:family="paragraph">
      <style:paragraph-properties fo:text-align="justify"/>
      <style:text-properties style:font-name-complex="Calibri"/>
    </style:style>
    <style:style style:name="P10" style:parent-style-name="Titre3" style:family="paragraph">
      <style:paragraph-properties fo:margin-top="0in" fo:margin-bottom="0in" fo:line-height="150%"/>
      <style:text-properties style:font-name-complex="Calibri"/>
    </style:style>
    <style:style style:name="P11" style:parent-style-name="Normal" style:family="paragraph">
      <style:paragraph-properties fo:text-align="justify"/>
      <style:text-properties style:font-name-complex="Calibri"/>
    </style:style>
    <style:style style:name="TableColumn13" style:family="table-column">
      <style:table-column-properties style:column-width="1.5715in"/>
    </style:style>
    <style:style style:name="TableColumn14" style:family="table-column">
      <style:table-column-properties style:column-width="4.7215in"/>
    </style:style>
    <style:style style:name="Table12" style:family="table">
      <style:table-properties style:width="6.293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/>
    </style:style>
    <style:style style:name="TableCell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/>
    </style:style>
    <style:style style:name="P30" style:parent-style-name="Normal" style:family="paragraph">
      <style:paragraph-properties fo:text-align="justify" fo:margin-top="0.1666in"/>
      <style:text-properties style:font-name-complex="Calibri"/>
    </style:style>
    <style:style style:name="P31" style:parent-style-name="Titre3" style:family="paragraph">
      <style:paragraph-properties fo:margin-top="0in" fo:margin-bottom="0in" fo:line-height="150%"/>
      <style:text-properties style:font-name-complex="Calibri"/>
    </style:style>
    <style:style style:name="P32" style:parent-style-name="Normal" style:family="paragraph">
      <style:paragraph-properties fo:text-align="justify"/>
      <style:text-properties style:font-name-complex="Calibri"/>
    </style:style>
    <style:style style:name="P33" style:parent-style-name="Normal" style:family="paragraph">
      <style:paragraph-properties fo:text-align="justify" fo:margin-bottom="0in" fo:line-height="150%"/>
      <style:text-properties style:font-name-complex="Calibri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text-align="justify" fo:margin-bottom="0in"/>
      <style:text-properties style:font-name-complex="Calibri"/>
    </style:style>
    <style:style style:name="P35" style:parent-style-name="Normal" style:family="paragraph">
      <style:paragraph-properties fo:text-align="justify" fo:margin-top="0.1666in" fo:margin-bottom="0in" fo:line-height="150%"/>
      <style:text-properties style:font-name-complex="Calibri"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text-align="justify" fo:margin-bottom="0in"/>
      <style:text-properties style:font-name-complex="Calibri"/>
    </style:style>
    <style:style style:name="P37" style:parent-style-name="Normal" style:family="paragraph">
      <style:paragraph-properties fo:text-align="justify" fo:margin-top="0.1666in" fo:margin-bottom="0in" fo:line-height="150%"/>
      <style:text-properties style:font-name-complex="Calibri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fo:text-align="justify" fo:margin-bottom="0in"/>
      <style:text-properties style:font-name-complex="Calibri"/>
    </style:style>
    <style:style style:name="P39" style:parent-style-name="Normal" style:family="paragraph">
      <style:paragraph-properties fo:text-align="justify" fo:margin-top="0.1666in" fo:margin-bottom="0in" fo:line-height="150%"/>
      <style:text-properties style:font-name-complex="Calibri" style:text-underline-type="single" style:text-underline-style="solid" style:text-underline-width="auto" style:text-underline-mode="continuous"/>
    </style:style>
    <style:style style:name="P40" style:parent-style-name="Normal" style:family="paragraph">
      <style:paragraph-properties fo:text-align="justify" fo:margin-bottom="0in"/>
      <style:text-properties style:font-name-complex="Calibri"/>
    </style:style>
    <style:style style:name="P41" style:parent-style-name="Normal" style:family="paragraph">
      <style:paragraph-properties fo:text-align="justify" fo:margin-bottom="0in" fo:line-height="150%"/>
      <style:text-properties style:font-name-complex="Calibri"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text-align="justify"/>
      <style:text-properties style:font-name-complex="Calibri"/>
    </style:style>
    <style:style style:name="P43" style:parent-style-name="Titre3" style:family="paragraph">
      <style:paragraph-properties fo:margin-top="0in" fo:margin-bottom="0in" fo:line-height="150%"/>
      <style:text-properties style:font-name-complex="Calibri"/>
    </style:style>
    <style:style style:name="P44" style:parent-style-name="Normal" style:family="paragraph">
      <style:paragraph-properties fo:text-align="justify"/>
      <style:text-properties style:font-name-complex="Calibri"/>
    </style:style>
    <style:style style:name="P45" style:parent-style-name="Paragraphedeliste" style:list-style-name="LFO1" style:family="paragraph">
      <style:paragraph-properties fo:text-align="justify"/>
      <style:text-properties style:font-name-complex="Calibri"/>
    </style:style>
    <style:style style:name="P46" style:parent-style-name="Paragraphedeliste" style:list-style-name="LFO1" style:family="paragraph">
      <style:paragraph-properties fo:text-align="justify"/>
      <style:text-properties style:font-name-complex="Calibri"/>
    </style:style>
    <style:style style:name="P47" style:parent-style-name="Paragraphedeliste" style:list-style-name="LFO1" style:family="paragraph">
      <style:paragraph-properties fo:text-align="justify"/>
      <style:text-properties style:font-name-complex="Calibri"/>
    </style:style>
    <style:style style:name="P48" style:parent-style-name="Normal" style:family="paragraph">
      <style:paragraph-properties fo:text-align="justify" fo:margin-bottom="0in"/>
    </style:style>
    <style:style style:name="T49" style:parent-style-name="Policepardéfaut" style:family="text">
      <style:text-properties style:font-name-complex="Calibri"/>
    </style:style>
  </office:automatic-styles>
  <office:body>
    <office:text text:use-soft-page-breaks="true">
      <text:h text:style-name="P1" text:outline-level="2">Détermination des données utiles de l’API Air France/KLM</text:h>
      <text:p text:style-name="P2"/>
      <text:p text:style-name="P3">Dans le cadre de notre projet de groupe, dont l’objectif est de prévoir le retard des vols à partir de données réelles issues de l’API Air France/KLM, nous avons déterminés les champs pertinents d’un fichier JSON.</text:p>
      <text:p text:style-name="P4">L’analyse a été réalisée à partir d’un fichier JSON complet provenant de l’API Flight Status d’Air France/KLM.</text:p>
      <text:h text:style-name="P5" text:outline-level="3">Objectif de la sélection</text:h>
      <text:p text:style-name="P6">L’objectif de cette étape était de sélectionner uniquement les variables essentielles au projet, afin d’éviter la surcharge d’informations inutiles et de ne conserver que celles :</text:p>
      <text:list text:style-name="LFO1" text:continue-numbering="true">
        <text:list-item>
          <text:p text:style-name="P7">Nécessaires à la construction du pipeline de données (identification, extraction, stockage, transformation)</text:p>
        </text:list-item>
        <text:list-item>
          <text:p text:style-name="P8">Pertinentes pour la phase de modélisation prédictive (machine learning sur le retard des vols)</text:p>
        </text:list-item>
      </text:list>
      <text:p text:style-name="P9">L’approche suivie repose donc sur une logique de pertinence métier et technique, en privilégiant les variables qui ont un impact direct ou indirect sur le retard d’un vol.</text:p>
      <text:h text:style-name="P10" text:outline-level="3">Structure générale du JSON</text:h>
      <text:p text:style-name="P11">Le fichier renvoyé par l’API contient une structure hiérarchique composée de plusieurs niveaux :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operationalFlights</text:p>
          </table:table-cell>
          <table:table-cell table:style-name="TableCell18">
            <text:p text:style-name="P19">Informations générales du vol (numéro, compagnie, type d’appareil, statut, horaires, etc.)</text:p>
          </table:table-cell>
        </table:table-row>
        <table:table-row table:style-name="TableRow20">
          <table:table-cell table:style-name="TableCell21">
            <text:p text:style-name="P22">flightLegs</text:p>
          </table:table-cell>
          <table:table-cell table:style-name="TableCell23">
            <text:p text:style-name="P24">Détails des étapes du vol (départ, arrivée, statuts internes)</text:p>
          </table:table-cell>
        </table:table-row>
        <table:table-row table:style-name="TableRow25">
          <table:table-cell table:style-name="TableCell26">
            <text:p text:style-name="P27">departureInformation arrivalInformation</text:p>
          </table:table-cell>
          <table:table-cell table:style-name="TableCell28">
            <text:p text:style-name="P29">Détails sur les aéroports, horaires et terminaux</text:p>
          </table:table-cell>
        </table:table-row>
      </table:table>
      <text:p text:style-name="P30">L’ensemble des champs a été analysé afin d’identifier ceux réellement exploitables pour la suite du projet.</text:p>
      <text:h text:style-name="P31" text:outline-level="3">Données retenues</text:h>
      <text:p text:style-name="P32">Les données retenues ont été regroupées en quatre catégories principales :</text:p>
      <text:p text:style-name="P33">Identification du vol</text:p>
      <text:p text:style-name="P34">Ces variables permettent de reconnaître et relier chaque vol à sa compagnie, son type d’appareil et son service.</text:p>
      <text:p text:style-name="P35">Informations horaires</text:p>
      <text:p text:style-name="P36">Ce sont des variables fondamentales pour calculer les retards, comparer les horaires planifiés, estimés et réels.</text:p>
      <text:p text:style-name="P37">Localisation et aéroports</text:p>
      <text:p text:style-name="P38">Il s’agit d’informations de départ et d’arrivée (codes, pays, terminaux) servant à croiser les données externes.</text:p>
      <text:p text:style-name="P39">Statut et indicateurs de vol</text:p>
      <text:p text:style-name="P40">Ces variables décrivent l’état du vol et les éventuels retards.</text:p>
      <text:soft-page-break/>
      <text:p text:style-name="P41">Compléments à prévoir</text:p>
      <text:p text:style-name="P42">Certaines informations contextuelles ne sont pas directement présentes dans l’API Air France/KLM, mais peuvent être enrichies à partir d’autres sources.</text:p>
      <text:h text:style-name="P43" text:outline-level="3">Récapitulatif</text:h>
      <text:p text:style-name="P44">Cette phase de sélection a permis d’isoler un ensemble restreint de champs à forte valeur ajoutée pour le projet, garantissant :<text:s/></text:p>
      <text:list text:style-name="LFO1" text:continue-numbering="true">
        <text:list-item>
          <text:p text:style-name="P45">Une base de données structurée</text:p>
        </text:list-item>
        <text:list-item>
          <text:p text:style-name="P46">Une meilleure lisibilité du pipeline<text:tab/><text:s/></text:p>
        </text:list-item>
        <text:list-item>
          <text:p text:style-name="P47">Une meilleure qualité des features pour la modélisation des retards de vols</text:p>
        </text:list-item>
      </text:list>
      <text:p text:style-name="P48"><text:span text:style-name="T49">Ce travail servira directement à la construction du schéma de données, la transformation, ainsi qu’à la définition des variables du modèle prédictif fin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bullet text:level="2" text:style-name="WW_CharLFO2LVL2" text:bullet-char="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oussef Znati</meta:initial-creator>
    <dc:creator>Youssef Znati</dc:creator>
    <meta:creation-date>2025-10-10T14:02:00Z</meta:creation-date>
    <dc:date>2025-10-10T14:32:00Z</dc:date>
    <meta:template xlink:href="Normal.dotm" xlink:type="simple"/>
    <meta:editing-cycles>4</meta:editing-cycles>
    <meta:editing-duration>PT1740S</meta:editing-duration>
    <meta:document-statistic meta:page-count="2" meta:paragraph-count="5" meta:word-count="413" meta:character-count="2681" meta:row-count="18" meta:non-whitespace-character-count="2273"/>
  </office:meta>
</office:document-meta>
</file>